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BS: DEBBUG MODE. </text:p>
      <text:p text:style-name="Standard"/>
      <text:p text:style-name="Standard">Quando clica nas bolinhas vermelhas do lado do codigo, o código vai rodar até lá.</text:p>
      <text:p text:style-name="Standard">Só clicar no play com um inseto para rodar em debug mode, e para onde está na bolinha. Tem que selecionar mode node.js. Então vai rodar até a bolinha e liberar as novas opções. Com continue para rodar o codigo todo, step over que roda a próxima linha e outros comandos. Ainda dá valores de variaveis naquela parte do códig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7:16:23.652974210</meta:creation-date>
    <dc:date>2021-05-20T17:17:00.836623024</dc:date>
    <meta:editing-duration>PT37S</meta:editing-duration>
    <meta:editing-cycles>1</meta:editing-cycles>
    <meta:document-statistic meta:table-count="0" meta:image-count="0" meta:object-count="0" meta:page-count="1" meta:paragraph-count="3" meta:word-count="78" meta:character-count="423" meta:non-whitespace-character-count="347"/>
    <meta:generator>LibreOffice/6.4.7.2$Linux_X86_64 LibreOffice_project/40$Build-2</meta:generator>
  </office:meta>
</office:document-meta>
</file>